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 table:print-ranges="Sheet1.A1:Sheet1.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Predecess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chitectural Decision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nal Specificatio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ternal Specification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ature Specification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ice Recogni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aker Output Ja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pe Mechani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bs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crophone/Soundca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ger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rcode Read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arm Clock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I/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6,7,8,9,10,11,12,13,14,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view Desi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,6,7,8,9,10,11,12,13,14,15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ce Compon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,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egratio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cument Design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cure Prototype Components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semble Prototypes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b test Prototyp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,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ield Test Prototypes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just Design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der Stock Part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der Custom Part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ssemble First Production Uni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st Unit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duce 30 Units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ain Sales Representatives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3:22:04.521781722</meta:creation-date>
    <dc:date>2016-11-08T23:48:17.757100657</dc:date>
    <meta:editing-duration>PT16M3S</meta:editing-duration>
    <meta:editing-cycles>1</meta:editing-cycles>
    <meta:document-statistic meta:table-count="1" meta:cell-count="124" meta:object-count="0"/>
    <meta:generator>LibreOffice/5.1.4.2$Linux_X86_64 LibreOffice_project/10m0$Build-2</meta:generator>
  </office:meta>
</office:document-meta>
</file>